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Horizontal_20_Line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officeooo:rsid="0015014f" officeooo:paragraph-rsid="0015014f"/>
    </style:style>
    <style:style style:name="P5" style:family="paragraph" style:parent-style-name="Standard">
      <style:text-properties fo:font-weight="bold" officeooo:rsid="0015014f" officeooo:paragraph-rsid="0015014f" style:font-weight-asian="bold" style:font-weight-complex="bold"/>
    </style:style>
    <style:style style:name="P6" style:family="paragraph" style:parent-style-name="Standard" style:list-style-name="L1">
      <style:text-properties officeooo:rsid="0015014f" officeooo:paragraph-rsid="0015014f"/>
    </style:style>
    <style:style style:name="P7" style:family="paragraph" style:parent-style-name="Standard" style:list-style-name="L1">
      <style:text-properties officeooo:rsid="0015014f" officeooo:paragraph-rsid="001a3a71"/>
    </style:style>
    <style:style style:name="P8" style:family="paragraph" style:parent-style-name="Standard" style:list-style-name="L1">
      <style:text-properties officeooo:rsid="0015014f" officeooo:paragraph-rsid="001d46ed"/>
    </style:style>
    <style:style style:name="P9" style:family="paragraph" style:parent-style-name="Standard" style:list-style-name="L2">
      <style:text-properties officeooo:rsid="0015014f" officeooo:paragraph-rsid="0015014f"/>
    </style:style>
    <style:style style:name="P10" style:family="paragraph" style:parent-style-name="Standard" style:list-style-name="L3">
      <style:text-properties officeooo:rsid="0015014f" officeooo:paragraph-rsid="0015014f"/>
    </style:style>
    <style:style style:name="P11" style:family="paragraph" style:parent-style-name="Standard" style:list-style-name="L1">
      <style:text-properties officeooo:rsid="001989d5" officeooo:paragraph-rsid="001989d5"/>
    </style:style>
    <style:style style:name="P12" style:family="paragraph" style:parent-style-name="Standard" style:list-style-name="L1">
      <style:text-properties officeooo:rsid="001ba915" officeooo:paragraph-rsid="001ba915"/>
    </style:style>
    <style:style style:name="P13" style:family="paragraph" style:parent-style-name="Standard" style:list-style-name="L3">
      <style:text-properties officeooo:rsid="001702f2" officeooo:paragraph-rsid="001702f2"/>
    </style:style>
    <style:style style:name="T1" style:family="text">
      <style:text-properties officeooo:rsid="00148848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0c0e"/>
    </style:style>
    <style:style style:name="T5" style:family="text">
      <style:text-properties officeooo:rsid="001a3a71"/>
    </style:style>
    <style:style style:name="T6" style:family="text">
      <style:text-properties officeooo:rsid="001b728e"/>
    </style:style>
    <style:style style:name="T7" style:family="text">
      <style:text-properties officeooo:rsid="001d46ed"/>
    </style:style>
    <style:style style:name="T8" style:family="text">
      <style:text-properties officeooo:rsid="001f25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: 2014 KTM 690 Enduro R, <text:span text:style-name="T3">VIN: VBKLET409EM765961</text:span></text:p>
      <text:p text:style-name="P4"/>
      <text:p text:style-name="P5">Problem:</text:p>
      <text:p text:style-name="P4"/>
      <text:p text:style-name="P4">Regular and intermittent failure of the instrument panel <text:span text:style-name="T4">during ignition start sequence. Subsequent failure of ignition start sequence.</text:span></text:p>
      <text:p text:style-name="P4"/>
      <text:p text:style-name="P5">Symptoms:</text:p>
      <text:p text:style-name="P4"/>
      <text:list xml:id="list6399396336607802826" text:style-name="L1">
        <text:list-item>
          <text:p text:style-name="P6">No display on instrument panel, except for backlight and ABS light</text:p>
        </text:list-item>
        <text:list-item>
          <text:p text:style-name="P6"><text:span text:style-name="T5">Occasional f</text:span>ailure of ignition start sequence with display “dat 14”</text:p>
        </text:list-item>
        <text:list-item>
          <text:p text:style-name="P7"><text:span text:style-name="T5">Occasional f</text:span>ailure of ignition start sequence with display “<text:span text:style-name="T5">soft 41</text:span>”</text:p>
        </text:list-item>
        <text:list-item>
          <text:p text:style-name="P6">Erratic digital numeric display during ignition start</text:p>
        </text:list-item>
        <text:list-item>
          <text:p text:style-name="P8">There is a “ticking” noise that <text:span text:style-name="T6">originates</text:span> from the <text:span text:style-name="T7">EFI Timing Charger</text:span> (<text:span text:style-name="T7">76041031000</text:span>). This noise is consistent with the failure of the instrument panel. That is to say, if the ticking noise is heard <text:span text:style-name="T8">after</text:span> ignition start, the instrument panel will fail and if it is not heard, the instrument panel will not fail.</text:p>
        </text:list-item>
        <text:list-item>
          <text:p text:style-name="P11">The clock resets to 1200 hours.</text:p>
        </text:list-item>
        <text:list-item>
          <text:p text:style-name="P12">Video is available on YouTube https://www.youtube.com/watch?v=0vUcG0w5w8I</text:p>
        </text:list-item>
      </text:list>
      <text:p text:style-name="P4"/>
      <text:p text:style-name="P5">Reproducibility:</text:p>
      <text:p text:style-name="P4"/>
      <text:list xml:id="list4616001563410389315" text:style-name="L2">
        <text:list-item>
          <text:p text:style-name="P9">The instrument panel will almost always fail on ignition start, but not always.</text:p>
        </text:list-item>
        <text:list-item>
          <text:p text:style-name="P9">In the event that the instrument panel does not fail on ignition start, it will fail within 10 minutes of riding the motorcycle, without ignition restarting.</text:p>
        </text:list-item>
        <text:list-item>
          <text:p text:style-name="P9">On a prolonged ride, the instrument panel will fail and restart several times, approximately 10 minutes apart.</text:p>
          <text:p text:style-name="P9"/>
        </text:list-item>
      </text:list>
      <text:p text:style-name="P5">First observed symptoms:</text:p>
      <text:p text:style-name="P4"/>
      <text:p text:style-name="P4">05 October 2014</text:p>
      <text:p text:style-name="P4"/>
      <text:p text:style-name="P5">Conditions lead up to failure:</text:p>
      <text:p text:style-name="P4"/>
      <text:list xml:id="list2713727778399306931" text:style-name="L3">
        <text:list-item>
          <text:p text:style-name="P10">No extraordinary conditions.</text:p>
        </text:list-item>
        <text:list-item>
          <text:p text:style-name="P10">No wet weather conditions prior to first observation.</text:p>
        </text:list-item>
        <text:list-item>
          <text:p text:style-name="P13">No humid weather conditions prior to first observation.</text:p>
        </text:list-item>
        <text:list-item>
          <text:p text:style-name="P10">Normal operation of the motorcycle on public road.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Horizontal_20_Line">
      <style:text-properties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148848"/>
    </style:style>
    <style:style style:name="MT2" style:family="text"/>
    <style:style style:name="MT3" style:family="text">
      <style:text-properties style:text-underline-style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7 Cabrilla St</text:span><text:tab/>Tony Morris<text:tab/>p: 0408711099</text:p>
        <text:p text:style-name="MP1"><text:span text:style-name="MT1">Everton Hills</text:span> Q 40<text:span text:style-name="MT1">53</text:span><text:tab/><text:tab/>e: <text:a xlink:type="simple" xlink:href="mailto:tmorris@tmorris.net" text:style-name="Internet_20_link" text:visited-style-name="Visited_20_Internet_20_Link">tmorris@tmorris.net</text:a></text:p>
        <text:p text:style-name="MP1"><text:tab/><text:tab/>w: <text:a xlink:type="simple" xlink:href="http://tmorris.net/" text:style-name="Internet_20_link" text:visited-style-name="Visited_20_Internet_20_Link">http://tmorris.net/</text:a></text:p>
        <text:p text:style-name="MP2"/>
        <text:p text:style-name="MP3"><text:date style:data-style-name="N76" text:date-value="2014-10-06T10:05:56.225419999" text:fixed="true">6 October 2014</text:date></text:p>
      </style:header>
      <style:footer>
        <text:p text:style-name="MP1"><text:span text:style-name="MT3"><text:tab/>Page </text:span><text:span text:style-name="MT3"><text:page-number text:select-page="current">1</text:page-number></text:span><text:span text:style-name="MT3"> 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0:05:56.609755323</meta:creation-date>
    <meta:editing-duration>PT5M50S</meta:editing-duration>
    <meta:editing-cycles>11</meta:editing-cycles>
    <meta:generator>LibreOffice/4.3.2.2.0$Linux_X86_64 LibreOffice_project/430m0$Build-2</meta:generator>
    <dc:date>2014-10-06T22:33:43.670023409</dc:date>
    <meta:print-date>2014-10-06T10:26:38.226752789</meta:print-date>
    <meta:document-statistic meta:table-count="0" meta:image-count="0" meta:object-count="0" meta:page-count="1" meta:paragraph-count="29" meta:word-count="265" meta:character-count="1636" meta:non-whitespace-character-count="1410"/>
  </office:meta>
</office:document-meta>
</file>